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122587040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text:id="ct1148274560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text:id="ct1122587248">
          <text:insertion>
            <office:change-info>
              <dc:creator>Bob Jacobsen</dc:creator>
              <dc:date>2010-10-10T17:06:00</dc:date>
            </office:change-info>
          </text:insertion>
        </text:changed-region>
        <text:changed-region text:id="ct1148250752">
          <text:deletion>
            <office:change-info>
              <dc:creator>Bob Jacobsen</dc:creator>
              <dc:date>2010-10-10T17:11:00</dc:date>
            </office:change-info>
            <text:p text:style-name="Standard">adn</text:p>
          </text:deletion>
        </text:changed-region>
        <text:changed-region text:id="ct1122587152">
          <text:insertion>
            <office:change-info>
              <dc:creator>Bob Jacobsen</dc:creator>
              <dc:date>2010-10-10T17:06:00</dc:date>
            </office:change-info>
          </text:insertion>
        </text:changed-region>
        <text:changed-region text:id="ct1122587376">
          <text:deletion>
            <office:change-info>
              <dc:creator>Bob Jacobsen</dc:creator>
              <dc:date>2010-10-10T17:06:00</dc:date>
            </office:change-info>
            <text:p text:style-name="Standard"/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12898748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122587040"/><text:change-start text:change-id="ct1148274560"/>Introduction</text:h>
      <text:p text:style-name="Standard">The OpenLCB Standards are independently normative. They are what they are, and they say what they say.</text:p>
      <text:p text:style-name="Standard">This Technical Note provides common background information that many be useful as you read existing Standards and Technical Notes, and may provide useful guidance as you write new ones.</text:p>
      <text:p text:style-name="Standard">This Technical Note is not normative in any way.</text:p>
      <text:h text:style-name="Heading_20_1" text:outline-level="1"><text:change-end text:change-id="ct1148274560"/><text:change-start text:change-id="ct1122587248"/>Data</text:h>
      <text:h text:style-name="Heading_20_2" text:outline-level="2">Numerical representation</text:h>
      <text:p text:style-name="Standard">OpenLCB documents use the prefix “0x” to indicate a hexadecimal value, and “0b” to represent a binary value. <text:s/></text:p>
      <text:p text:style-name="Standard">Constants should always include <text:span text:style-name="T5">the</text:span> full field length. A value for a 12-bit field should be written as 0x002 or 0b000000000010, not 0x2 or 0b10.</text:p>
      <text:p text:style-name="Standard">Commas can be used in numbers after decimal thousands (65,523), 16-bit double-bytes for hex constants (0x1234,4567), <text:change-end text:change-id="ct1122587248"/><text:change text:change-id="ct1148250752"/><text:change-start text:change-id="ct1122587152"/><text:span text:style-name="T5">and</text:span> four bits in binary (0b1000,0000). Do not put a space after the comma. </text:p>
      <text:p text:style-name="Standard">OpenLCB does not define a floating point representation (yet).</text:p>
      <text:h text:style-name="Heading_20_2" text:outline-level="2">Byte sequences</text:h>
      <text:p text:style-name="Standard">OpenLCB is, by default, big-endian. <text:s/>When sending multi-byte data, the byte containing the most significant bits is sent first. This is because CAN, particularly the header, and the various Internet protocols are all big-endian.</text:p>
      <text:h text:style-name="Heading_20_2" text:outline-level="2">Strings</text:h>
      <text:p text:style-name="Standard">OpenLCB strings are sequences of plain ASCII 7-bit values. <text:s/>In particular, we want to retain the 0x80 bit in the first byte as a way of eventually indicating other codings.</text:p>
      <text:p text:style-name="Standard">OpenLCB does not prefer length-coded or null-terminated strings. <text:s/>Standards should specify which is used in each case.</text:p>
      <text:p text:style-name="Standard">OpenLCB uses newline, also known as line-feed (\n 0x0A) as the line-end character. Carriage return (\r 0x0D) should be considered as general white space. </text:p>
      <text:p text:style-name="Standard"><text:soft-page-break/>There are no specific tab settings. You cannot assume a tab is any particular number of spaces. You can assume it counts as non-null white space.</text:p>
      <text:p text:style-name="Standard"><text:change-end text:change-id="ct1122587152"/><text:change text:change-id="ct112258737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14828761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14828771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148287616"/><text:change-start text:change-id="ct1148287712"/>OpenLCB Common Information Technical Note<text:change-end text:change-id="ct1148287712"/></text:p>
      </style:header>
      <style:footer>
        <text:tracked-changes>
          <text:changed-region text:id="ct1148284032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14828129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148292064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148284032"/><text:change-start text:change-id="ct1148281296"/><text:span text:style-name="MT2">Copyright 2010, by J. Day, D. Harris, B. Jacobsen, and A. Shepherd</text:span><text:change-end text:change-id="ct1148281296"/><text:change text:change-id="ct114829206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30:2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148306416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14830652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48303584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text:id="ct1148303744">
            <text:deletion>
              <office:change-info>
                <dc:creator>Bob Jacobsen</dc:creator>
                <dc:date>2010-10-10T17:04:00</dc:date>
              </office:change-info>
              <text:p text:style-name="MP9">(title)</text:p>
            </text:deletion>
          </text:changed-region>
          <text:changed-region text:id="ct1148303856">
            <text:insertion>
              <office:change-info>
                <dc:creator>Bob Jacobsen</dc:creator>
                <dc:date>2010-10-10T17:04:00</dc:date>
              </office:change-info>
            </text:insertion>
          </text:changed-region>
          <text:changed-region text:id="ct1148304176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1483095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48309744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148309840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148306416"/><text:change-start text:change-id="ct1148306528"/>OpenLCB <text:change-end text:change-id="ct1148306528"/><text:change-start text:change-id="ct1148303584"/>Technical Note<text:change-end text:change-id="ct114830358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148303744"/><text:change-start text:change-id="ct1148303856"/>Common Information<text:change-end text:change-id="ct11483038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148304176"/><text:change-start text:change-id="ct1148309584"/><text:date style:data-style-name="N37" text:date-value="2010-10-08T17:19:56" text:fixed="true">10/08/10</text:date><text:change-end text:change-id="ct1148309584"/></text:p>
            </table:table-cell>
            <table:table-cell table:style-name="Table1.C1" office:value-type="string">
              <text:p text:style-name="MP9"><text:change text:change-id="ct1148309744"/><text:change-start text:change-id="ct1148309840"/>Preliminary<text:change-end text:change-id="ct1148309840"/></text:p>
            </table:table-cell>
          </table:table-row>
        </table:table>
        <text:p text:style-name="Header"/>
      </style:header>
      <style:footer>
        <text:tracked-changes>
          <text:changed-region text:id="ct673495744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67328400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58871248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673495744"/><text:change-start text:change-id="ct673284000"/><text:span text:style-name="MT4">10</text:span><text:change-end text:change-id="ct673284000"/><text:span text:style-name="MT4">, by J. Day, D. Harris, B. Jacobsen, </text:span><text:change text:change-id="ct558871248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30:29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mmon Information Technical Note</dc:title>
    <meta:initial-creator>Alex Shepherd</meta:initial-creator>
    <meta:creation-date>2009-01-22T07:11:27</meta:creation-date>
    <meta:editing-cycles>60</meta:editing-cycles>
    <meta:editing-duration>PT11H58M03S</meta:editing-duration>
    <meta:generator>OpenOffice.org/3.2$Unix OpenOffice.org_project/320m18$Build-9502</meta:generator>
    <dc:date>2010-10-10T17:30:29</dc:date>
    <dc:creator>Bob Jacobsen</dc:creator>
    <meta:keyword>Common Information</meta:keyword>
    <meta:document-statistic meta:table-count="1" meta:image-count="1" meta:object-count="0" meta:page-count="2" meta:paragraph-count="46" meta:word-count="464" meta:character-count="2900"/>
    <meta:user-defined meta:name="Info 1"/>
    <meta:user-defined meta:name="Info 2"/>
    <meta:user-defined meta:name="Info 3"/>
    <meta:user-defined meta:name="Info 4"/>
  </office:meta>
</office:document-meta>
</file>